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.matches( Pattern pattern , Path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.match( Pattern pattern , Path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.findMatch( Pattern pattern , Path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.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tcher.findMatch( Pattern pattern , Path input , int p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